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d3e" officeooo:paragraph-rsid="0000ed3e"/>
    </style:style>
    <style:style style:name="P2" style:family="paragraph" style:parent-style-name="Standard">
      <style:text-properties officeooo:rsid="00010300" officeooo:paragraph-rsid="00010300"/>
    </style:style>
    <style:style style:name="P3" style:family="paragraph" style:parent-style-name="Standard">
      <style:text-properties officeooo:rsid="0001bf66" officeooo:paragraph-rsid="0001bf66"/>
    </style:style>
    <style:style style:name="P4" style:family="paragraph" style:parent-style-name="Standard">
      <style:text-properties fo:font-style="normal" officeooo:rsid="0001bf66" officeooo:paragraph-rsid="0002a766" style:font-style-asian="normal" style:font-style-complex="normal"/>
    </style:style>
    <style:style style:name="P5" style:family="paragraph" style:parent-style-name="Standard">
      <style:text-properties fo:font-style="italic" officeooo:rsid="00010300" officeooo:paragraph-rsid="00010300" style:font-style-asian="italic" style:font-style-complex="italic"/>
    </style:style>
    <style:style style:name="P6" style:family="paragraph" style:parent-style-name="Standard">
      <style:text-properties fo:font-style="italic" officeooo:rsid="00010300" officeooo:paragraph-rsid="0002a766" style:font-style-asian="italic" style:font-style-complex="italic"/>
    </style:style>
    <style:style style:name="P7" style:family="paragraph" style:parent-style-name="Standard">
      <style:text-properties fo:font-style="italic" officeooo:rsid="00010300" officeooo:paragraph-rsid="0001bf66" style:font-style-asian="italic" style:font-style-complex="italic"/>
    </style:style>
    <style:style style:name="P8" style:family="paragraph" style:parent-style-name="Standard">
      <style:text-properties fo:font-style="italic" officeooo:rsid="0001bf66" officeooo:paragraph-rsid="00010300" style:font-style-asian="italic" style:font-style-complex="italic"/>
    </style:style>
    <style:style style:name="P9" style:family="paragraph" style:parent-style-name="Standard">
      <style:text-properties fo:font-style="italic" officeooo:rsid="0001bf66" officeooo:paragraph-rsid="0001bf66" style:font-style-asian="italic" style:font-style-complex="italic"/>
    </style:style>
    <style:style style:name="P10" style:family="paragraph" style:parent-style-name="Standard">
      <style:text-properties fo:font-style="italic" officeooo:rsid="0009e623" officeooo:paragraph-rsid="0012b4df" style:font-style-asian="italic" style:font-style-complex="italic"/>
    </style:style>
    <style:style style:name="P11" style:family="paragraph" style:parent-style-name="Standard">
      <style:text-properties fo:font-style="normal" officeooo:rsid="0002a766" officeooo:paragraph-rsid="0002a766" style:font-style-asian="normal" style:font-style-complex="normal"/>
    </style:style>
    <style:style style:name="P12" style:family="paragraph" style:parent-style-name="Standard">
      <style:text-properties fo:font-style="normal" officeooo:rsid="0002a766" officeooo:paragraph-rsid="0015c0a1" style:font-style-asian="normal" style:font-style-complex="normal"/>
    </style:style>
    <style:style style:name="P13" style:family="paragraph" style:parent-style-name="Standard">
      <style:text-properties officeooo:rsid="0012b4df" officeooo:paragraph-rsid="0012b4d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1bf66" style:font-style-asian="italic" style:font-style-complex="italic"/>
    </style:style>
    <style:style style:name="T4" style:family="text">
      <style:text-properties fo:font-style="italic" officeooo:rsid="00042837" style:font-style-asian="italic" style:font-style-complex="italic"/>
    </style:style>
    <style:style style:name="T5" style:family="text">
      <style:text-properties fo:font-style="italic" officeooo:rsid="00050e76" style:font-style-asian="italic" style:font-style-complex="italic"/>
    </style:style>
    <style:style style:name="T6" style:family="text">
      <style:text-properties fo:font-style="italic" officeooo:rsid="0007e772" style:font-style-asian="italic" style:font-style-complex="italic"/>
    </style:style>
    <style:style style:name="T7" style:family="text">
      <style:text-properties fo:font-style="italic" officeooo:rsid="00183420" style:font-style-asian="italic" style:font-style-complex="italic"/>
    </style:style>
    <style:style style:name="T8" style:family="text">
      <style:text-properties fo:font-style="italic" fo:font-weight="normal" officeooo:rsid="0001bf66"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01bf66" style:font-weight-asian="normal" style:font-weight-complex="normal"/>
    </style:style>
    <style:style style:name="T11" style:family="text">
      <style:text-properties officeooo:rsid="0002a766"/>
    </style:style>
    <style:style style:name="T12" style:family="text">
      <style:text-properties fo:font-style="normal" style:font-style-asian="normal" style:font-style-complex="normal"/>
    </style:style>
    <style:style style:name="T13" style:family="text">
      <style:text-properties fo:font-style="normal" officeooo:rsid="000c6465" style:font-style-asian="normal" style:font-style-complex="normal"/>
    </style:style>
    <style:style style:name="T14" style:family="text">
      <style:text-properties fo:font-style="normal" officeooo:rsid="000de0b8" style:font-style-asian="normal" style:font-style-complex="normal"/>
    </style:style>
    <style:style style:name="T15" style:family="text">
      <style:text-properties fo:font-style="normal" officeooo:rsid="000e996b" style:font-style-asian="normal" style:font-style-complex="normal"/>
    </style:style>
    <style:style style:name="T16" style:family="text">
      <style:text-properties fo:font-style="normal" officeooo:rsid="000ede47" style:font-style-asian="normal" style:font-style-complex="normal"/>
    </style:style>
    <style:style style:name="T17" style:family="text">
      <style:text-properties fo:font-style="normal" officeooo:rsid="0011e134" style:font-style-asian="normal" style:font-style-complex="normal"/>
    </style:style>
    <style:style style:name="T18" style:family="text">
      <style:text-properties fo:font-style="normal" officeooo:rsid="0012b4df" style:font-style-asian="normal" style:font-style-complex="normal"/>
    </style:style>
    <style:style style:name="T19" style:family="text">
      <style:text-properties fo:font-style="normal" officeooo:rsid="00149fc0" style:font-style-asian="normal" style:font-style-complex="normal"/>
    </style:style>
    <style:style style:name="T20" style:family="text">
      <style:text-properties fo:font-style="normal" officeooo:rsid="001a6730" style:font-style-asian="normal" style:font-style-complex="normal"/>
    </style:style>
    <style:style style:name="T21" style:family="text">
      <style:text-properties officeooo:rsid="00042837"/>
    </style:style>
    <style:style style:name="T22" style:family="text">
      <style:text-properties officeooo:rsid="00055af4"/>
    </style:style>
    <style:style style:name="T23" style:family="text">
      <style:text-properties officeooo:rsid="000619be"/>
    </style:style>
    <style:style style:name="T24" style:family="text">
      <style:text-properties officeooo:rsid="0007e772"/>
    </style:style>
    <style:style style:name="T25" style:family="text">
      <style:text-properties officeooo:rsid="0009e623"/>
    </style:style>
    <style:style style:name="T26" style:family="text">
      <style:text-properties officeooo:rsid="000ede47"/>
    </style:style>
    <style:style style:name="T27" style:family="text">
      <style:text-properties officeooo:rsid="0012b4df"/>
    </style:style>
    <style:style style:name="T28" style:family="text">
      <style:text-properties officeooo:rsid="00010300"/>
    </style:style>
    <style:style style:name="T29" style:family="text">
      <style:text-properties officeooo:rsid="00183420"/>
    </style:style>
    <style:style style:name="T30" style:family="text">
      <style:text-properties officeooo:rsid="0019b5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All</text:p>
      <text:p text:style-name="P1"/>
      <text:p text:style-name="P2">I’m exited to present to this forum a theory Ive been working on <text:span text:style-name="T29">for a while</text:span>, regarding <text:span text:style-name="T1">Abstract objects</text:span><text:span text:style-name="T9">, </text:span><text:span text:style-name="T10">(examples: </text:span><text:span text:style-name="T8">Ugliness</text:span><text:span text:style-name="T10">, </text:span><text:span text:style-name="T8">beauty</text:span><text:span text:style-name="T10">, </text:span><text:span text:style-name="T8">numbers</text:span><text:span text:style-name="T10">, geometrical objects).</text:span></text:p>
      <text:p text:style-name="P2"/>
      <text:p text:style-name="P2">I would be more than happy to get any kind of feedback or help from this wonderful group</text:p>
      <text:p text:style-name="P2"/>
      <text:p text:style-name="P2">The full article is attached bellow, but here is a quick summary <text:span text:style-name="T23">of</text:span> what its about:</text:p>
      <text:p text:style-name="P2"/>
      <text:p text:style-name="P2">1. <text:span text:style-name="T2">What is an abstract </text:span><text:span text:style-name="T3">object</text:span><text:span text:style-name="T2"> according to the theory? <text:s/>how is this explanation different </text:span><text:span text:style-name="T7">from</text:span><text:span text:style-name="T2"> other existing explanations?</text:span></text:p>
      <text:p text:style-name="P5"/>
      <text:p text:style-name="P4">An abstract <text:s/>object <text:span text:style-name="T11">(AO)</text:span> is essentially a <text:span text:style-name="T1">linguistic form</text:span> that competes with a sentence, <text:span text:style-name="T22">which </text:span><text:s/>manages to possess <text:span text:style-name="T22">a few important </text:span>attributes that nouns <text:span text:style-name="T22">usually </text:span>possess, especially the capability of blending into sentences. We use <text:span text:style-name="T11">AO when we want to embed a content of a sentence within other sentences. Existing explanations, on the other hand, sees AO’s as an instance that lives outside of the concrete physical world, there is also some common practice that Abstract has to do with generalization. </text:span></text:p>
      <text:p text:style-name="P5"/>
      <text:p text:style-name="P6">2. What is my main criticism with the current explanations?</text:p>
      <text:p text:style-name="P11">The current explanations seem to give limited explanations to why <text:span text:style-name="T24">AO</text:span> play practical and usefully rolls in humans daily li<text:span text:style-name="T24">fe’</text:span>s, especially when it comes <text:span text:style-name="T29">using</text:span> AO from advance<text:span text:style-name="T29">d</text:span> mathematics (for example Multi dimensional objects) , I also think that the current explanation <text:span text:style-name="T30">for</text:span> why ordinary humans find them unintuitive, is problematic and limited. </text:p>
      <text:p text:style-name="P5"/>
      <text:p text:style-name="P2"><text:span text:style-name="T2">3. A brief demonstration of </text:span><text:span text:style-name="T3">a sentence vs an </text:span><text:span text:style-name="T6">AO</text:span></text:p>
      <text:p text:style-name="P8"/>
      <text:p text:style-name="P12">“<text:span text:style-name="T2">Sam is Ugly</text:span>” vs. “<text:span text:style-name="T2">Sam’s Ugliness</text:span>” is a good example of presenting some thing as a sentence vs as AO, <text:s text:c="2"/><text:span text:style-name="T21">From the theory’s stand point “</text:span><text:span text:style-name="T4">Sam’s Ugliness</text:span><text:span text:style-name="T21">” is just as abstract as just “</text:span><text:span text:style-name="T4">Ugliness</text:span><text:span text:style-name="T21">” (which is more known to be abstract), although the theory gives an explanation of why its easier to drop “Sam” in the AO than in the sentence. Notice that its easy to embed “</text:span><text:span text:style-name="T4">Sam’s Ugliness</text:span><text:span text:style-name="T21">” into “</text:span><text:span text:style-name="T4">Sam’s Ugliness is caused due to his small ears</text:span><text:span text:style-name="T21">” while this expression : “ </text:span><text:span text:style-name="T2">Sam is Ugly</text:span><text:span text:style-name="T4"> is caused due to his small ear”</text:span><text:span text:style-name="T21">, won’t sound right.</text:span></text:p>
      <text:p text:style-name="P8"/>
      <text:p text:style-name="P3"><text:span text:style-name="T2">4. What is the main difference between a sentence and an </text:span><text:span text:style-name="T5">AO</text:span><text:span text:style-name="T2">?</text:span></text:p>
      <text:p text:style-name="P9"/>
      <text:p text:style-name="P10"><text:span text:style-name="T12">The main difference lies in the state of mind while expressing </text:span><text:span text:style-name="T14">them</text:span><text:span text:style-name="T12">. A major claim that the theory expresses, is that a sentence's <text:s/>structure and feature</text:span><text:span text:style-name="T20">s</text:span><text:span text:style-name="T12"> results from how we preserve the world, a</text:span>s<text:span text:style-name="T12"> </text:span><text:span text:style-name="T13">consists </text:span><text:span text:style-name="T15">of an </text:span><text:span text:style-name="T20">independent</text:span><text:span text:style-name="T15"> objective reality, which affects our thoughts, </text:span><text:span text:style-name="T16">I.e we are realists. An AO however, is a form that while expressing it, we chose, for a short period to refrain from our realist perception, and use a capability that I like to call “</text:span><text:span text:style-name="T26">solipsism capability</text:span><text:span text:style-name="T16">”. Its possible to get a hint of this difference when looking into how sentences / AO are structured, a sentence structure like “</text:span><text:span text:style-name="T26">Sam is Ugly</text:span><text:span text:style-name="T16">” emphasizes that “S</text:span><text:span text:style-name="T26">am”</text:span><text:span text:style-name="T16"> is an independent component, that “</text:span><text:span text:style-name="T26">is ugly</text:span><text:span text:style-name="T16">” is dependent on </text:span><text:span text:style-name="T17">(which is aligned with our realist belief of opinions that are dependent of objects)</text:span><text:span text:style-name="T16">. On the other hand “Sam’s ugliness” </text:span><text:span text:style-name="T17">emphasize </text:span><text:span text:style-name="T18">a structure of an intendant component that is attributed to what I think, and a dependent component, “</text:span><text:span text:style-name="T27">Sam</text:span><text:span text:style-name="T18">” that is referred to some one in reality.</text:span></text:p>
      <text:p text:style-name="P9"/>
      <text:p text:style-name="P9">5. Why do we need to hold different perception of reality when we are creating <text:span text:style-name="T25">AO’s</text:span>?</text:p>
      <text:p text:style-name="P7"/>
      <text:p text:style-name="P13"><text:soft-page-break/><text:span text:style-name="T12">The theory emphasizes that a sentence is a </text:span><text:span text:style-name="T19">demanding </text:span><text:span text:style-name="T12">linguistic form </text:span><text:span text:style-name="T19">that is intended to give, using different techniques a feeling that its content is real / realistic <text:s/>(</text:span><text:span text:style-name="T20">for example,</text:span><text:span text:style-name="T19"> pointing to an object, “this / that” while expressing it). This additional demanding effort which is eventually resulted from our realism perception</text:span><text:span text:style-name="T28">, is the reason why we we find it hard to embed sentences within other sentences. Creating AO is trick, where we embrace solipsist point of view, for just a quick moment, in order to avoid the effort a sentence requir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20:18:57.574910591</meta:creation-date>
    <dc:date>2018-10-07T10:23:19.388142797</dc:date>
    <meta:editing-duration>PT1H1M45S</meta:editing-duration>
    <meta:editing-cycles>17</meta:editing-cycles>
    <meta:generator>LibreOffice/5.1.6.2$Linux_X86_64 LibreOffice_project/10m0$Build-2</meta:generator>
    <meta:document-statistic meta:table-count="0" meta:image-count="0" meta:object-count="0" meta:page-count="2" meta:paragraph-count="14" meta:word-count="617" meta:character-count="3614" meta:non-whitespace-character-count="3002"/>
  </office:meta>
</office:document-meta>
</file>